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Helvetica Neue', sans-serif"/>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14eb5a"/>
    </style:style>
    <style:style style:name="P2"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14eb5a"/>
    </style:style>
    <style:style style:name="P3"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49807a"/>
    </style:style>
    <style:style style:name="T1" style:family="text">
      <style:text-properties fo:color="#1f1f1f" style:font-name="Google Sans" fo:font-weight="normal" officeooo:rsid="00450954" style:font-weight-asian="normal" style:font-weight-complex="normal"/>
    </style:style>
    <style:style style:name="T2" style:family="text">
      <style:text-properties fo:color="#1f1f1f" style:font-name="Google Sans" fo:font-weight="normal" officeooo:rsid="0049807a"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ext:span></text:p>
      <text:p text:style-name="P1"><text:span text:style-name="Strong_20_Emphasis"><text:span text:style-name="T1">********removed duplicates </text:span></text:span></text:p>
      <text:p text:style-name="P1"><text:span text:style-name="Strong_20_Emphasis"><text:span text:style-name="T1"><text:s/></text:span></text:span></text:p>
      <text:p text:style-name="P1"><text:span text:style-name="Strong_20_Emphasis"><text:span text:style-name="T1">The effects of mentorship are manifold:</text:span></text:span></text:p>
      <text:p text:style-name="P1"><text:span text:style-name="Strong_20_Emphasis"><text:span text:style-name="T1">Preservation of Knowledge: Mentors Helped me to develop skills, and mentors in every field to ensure that hard-earned knowledge is not lost but enhanced and adapted.</text:span></text:span></text:p>
      <text:p text:style-name="P1"><text:span text:style-name="Strong_20_Emphasis"><text:span text:style-name="T1">Inculcation of Values: Through mentorship, virtues such as integrity, dedication, and empathy are instilled, creating a more compassionate and ethical society.</text:span></text:span></text:p>
      <text:p text:style-name="P1"><text:span text:style-name="Strong_20_Emphasis"><text:span text:style-name="T1">Empowerment: Mentors empower mentees to challenge norms, dream big, and strive for change, fostering a generation of leaders and innovators.</text:span></text:span></text:p>
      <text:p text:style-name="P1"><text:span text:style-name="Strong_20_Emphasis"><text:span text:style-name="T1">Creating a Chain Reaction: Those mentored often become mentors themselves, creating a ripple effect that benefits multiple future generations</text:span></text:span></text:p>
      <text:p text:style-name="P1"><text:span text:style-name="Strong_20_Emphasis"><text:span text:style-name="T1">Build confidence, Increase your self-awareness, and help to set and achieve your goals. </text:span></text:span></text:p>
      <text:p text:style-name="P1"><text:span text:style-name="Strong_20_Emphasis"><text:span text:style-name="T1">Personal Glimpse into the World of Mentorship</text:span></text:span></text:p>
      <text:p text:style-name="P1"><text:span text:style-name="Strong_20_Emphasis"><text:span text:style-name="T1">Mentorship, for me, is not a theoretical concept; it's a lived experience. As a young student navigating the complexities of adolescence, I was fortunate to find guidance in the form of a teacher. This wasn't just any teacher but one who recognized my potential understood my challenges, and went the extra mile to guide me. This mentorship went beyond academics. It was about life lessons, resilience, and understanding the bigger picture.</text:span></text:span></text:p>
      <text:p text:style-name="P1"><text:span text:style-name="Strong_20_Emphasis"><text:span text:style-name="T1">Later in life, I was part of the Big Brother and Big Sister programs, an initiative designed to help young people facing adversity. As a "Big Sister," I realized mentorship's transformative power from the other side. The program wasn't just about spending time together; it was about instilling confidence, offering a safe space for expression, and providing guidance.</text:span></text:span></text:p>
      <text:p text:style-name="P1"><text:span text:style-name="Strong_20_Emphasis"><text:span text:style-name="T1">Through these experiences as a mentee and mentor, I realized mentorship's profound impact. It's not just about the individual moments or lessons but the holistic transformation of one's outlook, ambitions, and even life trajectory.</text:span></text:span></text:p>
      <text:p text:style-name="P1"><text:span text:style-name="Strong_20_Emphasis"><text:span text:style-name="T1"><text:s/>Influential Pillars in the Journey of Growth</text:span></text:span></text:p>
      <text:p text:style-name="P1"><text:span text:style-name="Strong_20_Emphasis"><text:span text:style-name="T1">Throughout my journey, besides the parents, brothers, and mentors I had, I was also inspired by various role models. These individuals, be they famous personalities or community leaders, served as lighthouses, illuminating the path with their values, a800 TO 1500 WORDS ON MENTORSHIP WHICH MUST INCLUDE ANSWERS TO THE FOLLOWING QUESTIONS:</text:span></text:span></text:p>
      <text:p text:style-name="P1"><text:span text:style-name="Strong_20_Emphasis"><text:span text:style-name="T1">1. How do you believe mentorship can benefit future generations?</text:span></text:span></text:p>
      <text:p text:style-name="P1"><text:soft-page-break/><text:span text:style-name="Strong_20_Emphasis"><text:span text:style-name="T1">2. Have you ever had a mentor or acted as a mentee? 3. How did that change your life?</text:span></text:span></text:p>
      <text:p text:style-name="P1"><text:span text:style-name="Strong_20_Emphasis"><text:span text:style-name="T1">Feel free to include Big Brother or Big Sister programs, influential teachers or role models, and any other relationships that have enriched your life.</text:span></text:span></text:p>
      <text:p text:style-name="P1"><text:span text:style-name="Strong_20_Emphasis"><text:span text:style-name="T1">￼achievements, and spirit. They might not have been direct mentors, but their stories, ethos, and dedication enriched my life, offering direction and inspiration. Additionally, many relationships outside formal mentorship structures played a pivotal role in my growth. Friends who offered wisdom beyond their years, family members who shared tales of their youth, and even strangers who offereAd invaluable insights during brief interactions.</text:span></text:span></text:p>
      <text:p text:style-name="P1"><text:span text:style-name="Strong_20_Emphasis"><text:span text:style-name="T1">Conclusion</text:span></text:span></text:p>
      <text:p text:style-name="P1"><text:span text:style-name="Strong_20_Emphasis"><text:span text:style-name="T1">Mentorship is a bond, a commitment, and a responsibility. It's the torch that lights the path for the future, ensuring that the journey forward is not in darkness but illuminated with the collective wisdom of the past. As society evolves and faces unprecedented challenges, the importance of mentorship becomes even more profound. Through guidance, support, and genuine care, mentors shape not just individuals but the very fabric of society, ensuring a brighter, more enlightened future for all.</text:span></text:span></text:p>
      <text:p text:style-name="P1"><text:span text:style-name="Strong_20_Emphasis"><text:span text:style-name="T1">The experiences of being mentored and mentored, combined with the inspiration from role models and influential figures, offer a testament to the transformative power of mentorship. It's a beacon of hope, guidance, and transformation – a legacy that enriches both the giver and the receiver, influencing generations to come.</text:span></text:span></text:p>
      <text:p text:style-name="P1"><text:span text:style-name="Strong_20_Emphasis"><text:span text:style-name="T1">************************</text:span></text:span></text:p>
      <text:p text:style-name="P1"><text:span text:style-name="Strong_20_Emphasis"><text:span text:style-name="T1">Full name: Pavan Sai Prasanth Sabnaveesu </text:span></text:span></text:p>
      <text:p text:style-name="P1"><text:span text:style-name="Strong_20_Emphasis"><text:span text:style-name="T1">Email Address: pavan_sai_prasanth.sabnaveesu@students.tamuk.edu </text:span></text:span></text:p>
      <text:p text:style-name="P1"><text:span text:style-name="Strong_20_Emphasis"><text:span text:style-name="T1">College or University Name: Texas A&amp;M University Kingsville College or University Mailing Address: 700 University Blvd, Kingsville, TX 78363</text:span></text:span></text:p>
      <text:p text:style-name="P1"><text:span text:style-name="Strong_20_Emphasis"><text:span text:style-name="T1"/></text:span></text:p>
      <text:p text:style-name="P1"><text:span text:style-name="Strong_20_Emphasis"><text:span text:style-name="T1">Mentor-ship: A Gift for Future Generations- Ethica</text:span></text:span><text:span text:style-name="Strong_20_Emphasis"><text:span text:style-name="T2">l life, </text:span></text:span><text:span text:style-name="Strong_20_Emphasis"><text:span text:style-name="T1"><text:s/>persistent, and successful growth in life can be found only through mentorship. </text:span></text:span></text:p>
      <text:p text:style-name="P1"><text:span text:style-name="Strong_20_Emphasis"><text:span text:style-name="T1"/></text:span></text:p>
      <text:p text:style-name="P3"><text:span text:style-name="Strong_20_Emphasis"><text:span text:style-name="T2">I am Pavan and I am graduate student in Texas A&amp;M University. </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he Timeless Value of Mentorship</text:span></text:span></text:p>
      <text:p text:style-name="P1"><text:soft-page-break/><text:span text:style-name="Strong_20_Emphasis"><text:span text:style-name="T1">The mentor-student relationship stands as one of the most powerful and transformative dynamics. The ancient system is wholly based on the mentor-disciple relationship. The immense experience and knowledge of mentors help individuals and communities to thrive best in their fields. Catering to young minds, often in vulnerable settings, these initiatives present exemplary role models. </text:span></text:span></text:p>
      <text:p text:style-name="P1"><text:span text:style-name="Strong_20_Emphasis"><text:span text:style-name="T1">Throughout history, mentorship has played an essential role in human development. Like a thread binding generations, it weaves tales of experience, insights, and shared wisdom. Whether within academic halls or professional domains, the legacy of mentorship shines brightly. This essay delves into the multifaceted realm of mentorship, examining its manifold benefits, recounting personal experiences, and celebrating its transformative power.</text:span></text:span></text:p>
      <text:p text:style-name="P1"><text:span text:style-name="Strong_20_Emphasis"><text:span text:style-name="T1">Bestowing Wisdom upon Future Generations</text:span></text:span></text:p>
      <text:p text:style-name="P1"><text:span text:style-name="Strong_20_Emphasis"><text:span text:style-name="T1">Knowledge Transfer: Mentorship serves as a vessel, channeling knowledge from the experienced to the newcomers. It seamlessly blends theory with reality, offering insights beyond mere academic teachings. When mentors share, they equip the future with invaluable lessons, often absent from standard educational modules.</text:span></text:span></text:p>
      <text:p text:style-name="P1"><text:span text:style-name="Strong_20_Emphasis"><text:span text:style-name="T1">Rapid Advancement: Mentorship propels both personal and professional growth. Standing on the pillars of mentors' wisdom, newer generations can sidestep common missteps, fast-tracking their development.</text:span></text:span></text:p>
      <text:p text:style-name="P1"><text:span text:style-name="Strong_20_Emphasis"><text:span text:style-name="T1">Emotional Anchor: In our challenging world, mentorship provides emotional grounding. The bond between a mentor and mentee surpasses professional guidance, offering a haven for personal and emotional counsel. https://www.dfwhindutemple.org/special-events/ganesh-utsav-2023/</text:span></text:span></text:p>
      <text:p text:style-name="P1"><text:span text:style-name="Strong_20_Emphasis"><text:span text:style-name="T1">Legacy Continuation: Each mentorship connection adds to a continuing legacy. The beacon of a mentor's knowledge and ethos lights the way for subsequent generations, ensuring that past experiences guide future paths.</text:span></text:span></text:p>
      <text:p text:style-name="P1"><text:span text:style-name="Strong_20_Emphasis"><text:span text:style-name="T1">My Personal Mentorship Journey</text:span></text:span></text:p>
      <text:p text:style-name="P1"><text:span text:style-name="Strong_20_Emphasis"><text:span text:style-name="T1">I've been fortunate to embrace both roles as mentor and mentee. </text:span></text:span></text:p>
      <text:p text:style-name="P1"><text:span text:style-name="Strong_20_Emphasis"><text:span text:style-name="T1">My parents and big brother are my mentors in life. <text:s/>My parents always acted as steps in the ladder and Big Brother as a side rail. They always help me to make great decisions in life. They always provided epitomize mentorship's grandeur. These bonds, often forged in mentorship, evolve into lifelong connections, positively influencing mentees well into their adult years.The mentors always provide guidance, support, and encouragement. </text:span></text:span></text:p>
      <text:p text:style-name="P1"><text:span text:style-name="Strong_20_Emphasis"><text:span text:style-name="T1">Through the Lens of a Mentee</text:span></text:span></text:p>
      <text:p text:style-name="P1"><text:span text:style-name="Strong_20_Emphasis"><text:span text:style-name="T1">The Profound Impact of Mentorship</text:span></text:span></text:p>
      <text:p text:style-name="P1"><text:soft-page-break/><text:span text:style-name="Strong_20_Emphasis"><text:span text:style-name="T1">The indelible imprints of these mentorship experiences have reaffirmed its significance. It is not merely a transaction of knowledge but an act of guiding, supporting, and building legacies.</text:span></text:span></text:p>
      <text:p text:style-name="P1"><text:span text:style-name="Strong_20_Emphasis"><text:span text:style-name="T1">Mentorship wields the power of transformation. It opens vistas, fosters growth, and bestows confidence. But perhaps, its most cherished gift is the profound sense of community it nurtures. It cements the realization that we are threads in a vast tapestry, each strand influenced by preceding ones. Mentorship embodies the spirit of 'passing the baton', underscoring our collective commitment to bettering subsequent generations.</text:span></text:span></text:p>
      <text:p text:style-name="P1"><text:span text:style-name="Strong_20_Emphasis"><text:span text:style-name="T1">The mentor-student relationship stands as one of the most powerful and transformative dynamics. The ancient system is wholly based on the mentor-disciple relationship. The immense experience and knowledge of mentors help individuals and communities to thrive best in their fields. Catering to young minds, often in vulnerable settings, these initiatives present exemplary role models. Reflecting upon my dual roles in this continuum, I recognize the unparalleled influence mentorship wields.</text:span></text:span></text:p>
      <text:p text:style-name="P1"><text:span text:style-name="Strong_20_Emphasis"><text:span text:style-name="T1">My Mentorship Journey</text:span></text:span></text:p>
      <text:p text:style-name="P1"><text:span text:style-name="Strong_20_Emphasis"><text:span text:style-name="T1">I've been fortunate to embrace both roles as mentor and mentee. My parents and big brother are my mentors in life. My parents always acted as steps in the ladder and Big Brother as a side rail. They always help me to make great decisions in life. They always provided epitomize mentorship's grandeur. These bonds, often forged in mentorship, evolve into lifelong connections, positively influencing mentees well into their adult years. The mentors always provide guidance, support, and encouragement. </text:span></text:span></text:p>
      <text:p text:style-name="P1"><text:span text:style-name="Strong_20_Emphasis"><text:span text:style-name="T1">Mentorship wields the power of transformation. It opens vistas, fosters growth, and bestows confidence. But perhaps, its most cherished gift is the profound sense of community it nurtures. It cements the realization that we are threads in a vast tapestry, each strand influenced by the preceding ones. Mentorship embodies the spirit of 'passing the baton', underscoring our collective commitment to bettering subsequent generations.</text:span></text:span></text:p>
      <text:p text:style-name="P1"><text:span text:style-name="Strong_20_Emphasis"><text:span text:style-name="T1">In Closing</text:span></text:span></text:p>
      <text:p text:style-name="P1"><text:span text:style-name="Strong_20_Emphasis"><text:span text:style-name="T1">Mentorship is an eternal gift, continually bestowing knowledge, solace, and enlightenment. Reflecting upon my dual roles in this continuum, I recognize the unparalleled influence mentorship wields.</text:span></text:span></text:p>
      <text:p text:style-name="P1"><text:span text:style-name="Strong_20_Emphasis"><text:span text:style-name="T1">As our journeys unfold, let's honor the mentors who've enriched our paths. Embracing the mantle of mentorship, we too can sculpt the futures of those in our wake. In this revered tradition, we unearth humanity's core: lasting bonds, knowledge's eternal flame, and an unquenchable hope that lights the way for the days ahead.</text:span></text:span></text:p>
      <text:p text:style-name="P1"><text:soft-page-break/><text:span text:style-name="Strong_20_Emphasis"><text:span text:style-name="T1">Thank you for a great opportunity, because of you it reminds me how much debt I am</text:span></text:span></text:p>
      <text:p text:style-name="P1"><text:span text:style-name="Strong_20_Emphasis"><text:span text:style-name="T1">Feel free to include Big Brother or Big Sister programs, influential teachers or role models, and</text:span></text:span></text:p>
      <text:p text:style-name="P1"><text:span text:style-name="Strong_20_Emphasis"><text:span text:style-name="T1">any other relationships that have enriched your life.</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hank you for a great opportunity, because of you it reminds me how much debt I amThrough the Lens of a Mente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Helvetica Neue', sans-serif"/>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6T15:33:09.534293776</meta:creation-date>
    <dc:date>2023-09-23T16:48:48.807785459</dc:date>
    <meta:editing-duration>PT16H25M42S</meta:editing-duration>
    <meta:editing-cycles>29</meta:editing-cycles>
    <meta:generator>LibreOffice/6.4.7.2$Linux_X86_64 LibreOffice_project/40$Build-2</meta:generator>
    <meta:document-statistic meta:table-count="0" meta:image-count="0" meta:object-count="0" meta:page-count="5" meta:paragraph-count="53" meta:word-count="1429" meta:character-count="9700" meta:non-whitespace-character-count="8308"/>
  </office:meta>
</office:document-meta>
</file>